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7972in"/>
    </style:style>
    <style:style style:name="co5" style:family="table-column">
      <style:table-column-properties fo:break-before="auto" style:column-width="1.6783in"/>
    </style:style>
    <style:style style:name="co7" style:family="table-column">
      <style:table-column-properties fo:break-before="auto" style:column-width="1.6252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BASELINE</text:p>
          </table:table-cell>
          <table:table-cell office:value-type="string">
            <text:p>Avg: F1Score: .70</text:p>
          </table:table-cell>
          <table:table-cell table:number-columns-repeated="3"/>
        </table:table-row>
        <table:table-row table:style-name="ro1">
          <table:table-cell office:value-type="string">
            <text:p>Top Row: F1,tp,fn,fp,tn</text:p>
          </table:table-cell>
          <table:table-cell office:value-type="string">
            <text:p>Column word:Difference of log(P(t_k|C)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0.664311,94,0,95,11</text:p>
          </table:table-cell>
          <table:table-cell office:value-type="string">
            <text:p>0.703704,95,4,76,25</text:p>
          </table:table-cell>
          <table:table-cell office:value-type="string">
            <text:p>0.666667,94,3,91,12</text:p>
          </table:table-cell>
          <table:table-cell office:value-type="string">
            <text:p>0.769874,92,12,43,53</text:p>
          </table:table-cell>
          <table:table-cell office:value-type="string">
            <text:p>0.654804,92,0,97,11</text:p>
          </table:table-cell>
        </table:table-row>
        <table:table-row table:style-name="ro1">
          <table:table-cell office:value-type="string">
            <text:p>uncompromising:2.085</text:p>
          </table:table-cell>
          <table:table-cell office:value-type="string">
            <text:p>uncompromising:2.080</text:p>
          </table:table-cell>
          <table:table-cell office:value-type="string">
            <text:p>uncompromising:2.200</text:p>
          </table:table-cell>
          <table:table-cell office:value-type="string">
            <text:p>uncompromising:2.076</text:p>
          </table:table-cell>
          <table:table-cell office:value-type="string">
            <text:p>uncompromising:2.086</text:p>
          </table:table-cell>
        </table:table-row>
        <table:table-row table:style-name="ro1">
          <table:table-cell office:value-type="string">
            <text:p>roberto:1.797</text:p>
          </table:table-cell>
          <table:table-cell office:value-type="string">
            <text:p>roberto:1.947</text:p>
          </table:table-cell>
          <table:table-cell office:value-type="string">
            <text:p>roberto:1.949</text:p>
          </table:table-cell>
          <table:table-cell office:value-type="string">
            <text:p>ugh:-2.018</text:p>
          </table:table-cell>
          <table:table-cell office:value-type="string">
            <text:p>mpaa:1.879</text:p>
          </table:table-cell>
        </table:table-row>
        <table:table-row table:style-name="ro1">
          <table:table-cell office:value-type="string">
            <text:p>weighed:-1.787</text:p>
          </table:table-cell>
          <table:table-cell office:value-type="string">
            <text:p>weighed:-1.791</text:p>
          </table:table-cell>
          <table:table-cell office:value-type="string">
            <text:p>mpaa:1.874</text:p>
          </table:table-cell>
          <table:table-cell office:value-type="string">
            <text:p>roberto:1.942</text:p>
          </table:table-cell>
          <table:table-cell office:value-type="string">
            <text:p>roberto:1.799</text:p>
          </table:table-cell>
        </table:table-row>
        <table:table-row table:style-name="ro1">
          <table:table-cell office:value-type="string">
            <text:p>ugh:-1.604</text:p>
          </table:table-cell>
          <table:table-cell office:value-type="string">
            <text:p>vikings:-1.609</text:p>
          </table:table-cell>
          <table:table-cell office:value-type="string">
            <text:p>devotees:1.612</text:p>
          </table:table-cell>
          <table:table-cell office:value-type="string">
            <text:p>vikings:-1.613</text:p>
          </table:table-cell>
          <table:table-cell office:value-type="string">
            <text:p>weighed:-1.785</text:p>
          </table:table-cell>
        </table:table-row>
        <table:table-row table:style-name="ro1">
          <table:table-cell office:value-type="string">
            <text:p>vikings:-1.604</text:p>
          </table:table-cell>
          <table:table-cell office:value-type="string">
            <text:p>guilt:1.482</text:p>
          </table:table-cell>
          <table:table-cell office:value-type="string">
            <text:p>elmore:1.612</text:p>
          </table:table-cell>
          <table:table-cell office:value-type="string">
            <text:p>weighed:-1.613</text:p>
          </table:table-cell>
          <table:table-cell office:value-type="string">
            <text:p>nosferatu:1.616</text:p>
          </table:table-cell>
        </table:table-row>
        <table:table-row table:style-name="ro1">
          <table:table-cell office:value-type="string">
            <text:p>mpaa:1.546</text:p>
          </table:table-cell>
          <table:table-cell office:value-type="string">
            <text:p>ugh:-1.465</text:p>
          </table:table-cell>
          <table:table-cell office:value-type="string">
            <text:p>wyatt:-1.607</text:p>
          </table:table-cell>
          <table:table-cell office:value-type="string">
            <text:p>mpaa:1.537</text:p>
          </table:table-cell>
          <table:table-cell office:value-type="string">
            <text:p>elmore:1.616</text:p>
          </table:table-cell>
        </table:table-row>
        <table:table-row table:style-name="ro1">
          <table:table-cell office:value-type="string">
            <text:p>elmore:1.509</text:p>
          </table:table-cell>
          <table:table-cell office:value-type="string">
            <text:p>elmore:1.387</text:p>
          </table:table-cell>
          <table:table-cell office:value-type="string">
            <text:p>vikings:-1.607</text:p>
          </table:table-cell>
          <table:table-cell office:value-type="string">
            <text:p>beware:-1.390</text:p>
          </table:table-cell>
          <table:table-cell office:value-type="string">
            <text:p>anna:1.511</text:p>
          </table:table-cell>
        </table:table-row>
        <table:table-row table:style-name="ro1">
          <table:table-cell office:value-type="string">
            <text:p>cinematically:1.509</text:p>
          </table:table-cell>
          <table:table-cell office:value-type="string">
            <text:p>fritz:1.387</text:p>
          </table:table-cell>
          <table:table-cell office:value-type="string">
            <text:p>weighed:-1.607</text:p>
          </table:table-cell>
          <table:table-cell office:value-type="string">
            <text:p>krippendorf:-1.390</text:p>
          </table:table-cell>
          <table:table-cell office:value-type="string">
            <text:p>ugh:-1.459</text:p>
          </table:table-cell>
        </table:table-row>
        <table:table-row table:style-name="ro1">
          <table:table-cell office:value-type="string">
            <text:p>spoiled:-1.442</text:p>
          </table:table-cell>
          <table:table-cell office:value-type="string">
            <text:p>melvin:1.387</text:p>
          </table:table-cell>
          <table:table-cell office:value-type="string">
            <text:p>ugh:-1.538</text:p>
          </table:table-cell>
          <table:table-cell office:value-type="string">
            <text:p>ahh:-1.390</text:p>
          </table:table-cell>
          <table:table-cell office:value-type="string">
            <text:p>errol:1.393</text:p>
          </table:table-cell>
        </table:table-row>
        <table:table-row table:style-name="ro1">
          <table:table-cell office:value-type="string">
            <text:p>errol:1.391</text:p>
          </table:table-cell>
          <table:table-cell office:value-type="string">
            <text:p>trailing:1.387</text:p>
          </table:table-cell>
          <table:table-cell office:value-type="string">
            <text:p>errol:1.389</text:p>
          </table:table-cell>
          <table:table-cell office:value-type="string">
            <text:p>salaries:-1.390</text:p>
          </table:table-cell>
          <table:table-cell office:value-type="string">
            <text:p>dreamworks:1.393</text:p>
          </table:table-cell>
        </table:table-row>
        <table:table-row table:style-name="ro1">
          <table:table-cell office:value-type="string">
            <text:p>arriving:1.391</text:p>
          </table:table-cell>
          <table:table-cell office:value-type="string">
            <text:p>beware:-1.385</text:p>
          </table:table-cell>
          <table:table-cell office:value-type="string">
            <text:p>fritz:1.389</text:p>
          </table:table-cell>
          <table:table-cell office:value-type="string">
            <text:p>alexandre:-1.390</text:p>
          </table:table-cell>
          <table:table-cell office:value-type="string">
            <text:p>accepting:1.393</text:p>
          </table:table-cell>
        </table:table-row>
        <table:table-row table:style-name="ro1">
          <table:table-cell office:value-type="string">
            <text:p>fritz:1.391</text:p>
          </table:table-cell>
          <table:table-cell office:value-type="string">
            <text:p>salaries:-1.385</text:p>
          </table:table-cell>
          <table:table-cell office:value-type="string">
            <text:p>trailing:1.389</text:p>
          </table:table-cell>
          <table:table-cell office:value-type="string">
            <text:p>errol:1.383</text:p>
          </table:table-cell>
          <table:table-cell office:value-type="string">
            <text:p>trailing:1.393</text:p>
          </table:table-cell>
        </table:table-row>
        <table:table-row table:style-name="ro1">
          <table:table-cell office:value-type="string">
            <text:p>anna:1.340</text:p>
          </table:table-cell>
          <table:table-cell office:value-type="string">
            <text:p>mpaa:1.300</text:p>
          </table:table-cell>
          <table:table-cell office:value-type="string">
            <text:p>ahh:-1.384</text:p>
          </table:table-cell>
          <table:table-cell office:value-type="string">
            <text:p>elmore:1.383</text:p>
          </table:table-cell>
          <table:table-cell office:value-type="string">
            <text:p>ahh:-1.379</text:p>
          </table:table-cell>
        </table:table-row>
        <table:table-row table:style-name="ro1">
          <table:table-cell office:value-type="string">
            <text:p>reflecting:1.258</text:p>
          </table:table-cell>
          <table:table-cell office:value-type="string">
            <text:p>weir:1.254</text:p>
          </table:table-cell>
          <table:table-cell office:value-type="string">
            <text:p>salaries:-1.384</text:p>
          </table:table-cell>
          <table:table-cell office:value-type="string">
            <text:p>weir:1.383</text:p>
          </table:table-cell>
          <table:table-cell office:value-type="string">
            <text:p>vikings:-1.379</text:p>
          </table:table-cell>
        </table:table-row>
        <table:table-row table:style-name="ro1">
          <table:table-cell office:value-type="string">
            <text:p>gregg:-1.248</text:p>
          </table:table-cell>
          <table:table-cell office:value-type="string">
            <text:p>dreamworks:1.225</text:p>
          </table:table-cell>
          <table:table-cell office:value-type="string">
            <text:p>alexandre:-1.384</text:p>
          </table:table-cell>
          <table:table-cell office:value-type="string">
            <text:p>retrospective:1.383</text:p>
          </table:table-cell>
          <table:table-cell office:value-type="string">
            <text:p>salaries:-1.379</text:p>
          </table:table-cell>
        </table:table-row>
        <table:table-row table:style-name="ro1">
          <table:table-cell office:value-type="string">
            <text:p>lean:1.229</text:p>
          </table:table-cell>
          <table:table-cell office:value-type="string">
            <text:p>lean:1.225</text:p>
          </table:table-cell>
          <table:table-cell office:value-type="string">
            <text:p>lean:1.284</text:p>
          </table:table-cell>
          <table:table-cell office:value-type="string">
            <text:p>fritz:1.383</text:p>
          </table:table-cell>
          <table:table-cell office:value-type="string">
            <text:p>alexandre:-1.379</text:p>
          </table:table-cell>
        </table:table-row>
        <table:table-row table:style-name="ro1">
          <table:table-cell office:value-type="string">
            <text:p>preposterous:-1.173</text:p>
          </table:table-cell>
          <table:table-cell office:value-type="string">
            <text:p>ah:-1.203</text:p>
          </table:table-cell>
          <table:table-cell office:value-type="string">
            <text:p>gregg:-1.250</text:p>
          </table:table-cell>
          <table:table-cell office:value-type="string">
            <text:p>anna:1.277</text:p>
          </table:table-cell>
          <table:table-cell office:value-type="string">
            <text:p>lean:1.329</text:p>
          </table:table-cell>
        </table:table-row>
        <table:table-row table:style-name="ro1">
          <table:table-cell office:value-type="string">
            <text:p>dreamworks:1.168</text:p>
          </table:table-cell>
          <table:table-cell office:value-type="string">
            <text:p>preposterous:-1.162</text:p>
          </table:table-cell>
          <table:table-cell office:value-type="string">
            <text:p>cinematically:1.207</text:p>
          </table:table-cell>
          <table:table-cell office:value-type="string">
            <text:p>gregg:-1.256</text:p>
          </table:table-cell>
          <table:table-cell office:value-type="string">
            <text:p>anastasia:1.260</text:p>
          </table:table-cell>
        </table:table-row>
        <table:table-row table:style-name="ro1">
          <table:table-cell office:value-type="string">
            <text:p>pollock:1.104</text:p>
          </table:table-cell>
          <table:table-cell office:value-type="string">
            <text:p>anna:1.154</text:p>
          </table:table-cell>
          <table:table-cell office:value-type="string">
            <text:p>ah:-1.201</text:p>
          </table:table-cell>
          <table:table-cell office:value-type="string">
            <text:p>arriving:1.175</text:p>
          </table:table-cell>
          <table:table-cell office:value-type="string">
            <text:p>gregg:-1.246</text:p>
          </table:table-cell>
        </table:table-row>
        <table:table-row table:style-name="ro1">
          <table:table-cell office:value-type="string">
            <text:p>wolfgang:1.104</text:p>
          </table:table-cell>
          <table:table-cell office:value-type="string">
            <text:p>pollock:1.099</text:p>
          </table:table-cell>
          <table:table-cell office:value-type="string">
            <text:p>october:1.155</text:p>
          </table:table-cell>
          <table:table-cell office:value-type="string">
            <text:p>humanities:-1.102</text:p>
          </table:table-cell>
          <table:table-cell office:value-type="string">
            <text:p>luckily:1.1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0.701493,94,4,76,26</text:p>
          </table:table-cell>
          <table:table-cell office:value-type="string">
            <text:p>0.723404,85,16,49,50</text:p>
          </table:table-cell>
          <table:table-cell office:value-type="string">
            <text:p>0.750000,84,18,38,60</text:p>
          </table:table-cell>
          <table:table-cell office:value-type="string">
            <text:p>0.608187,52,58,9,81</text:p>
          </table:table-cell>
          <table:table-cell office:value-type="string">
            <text:p>0.735426,82,21,38,59</text:p>
          </table:table-cell>
        </table:table-row>
        <table:table-row table:style-name="ro1">
          <table:table-cell office:value-type="string">
            <text:p>uncompromising:2.081</text:p>
          </table:table-cell>
          <table:table-cell office:value-type="string">
            <text:p>elmore:2.302</text:p>
          </table:table-cell>
          <table:table-cell office:value-type="string">
            <text:p>uncompromising:2.078</text:p>
          </table:table-cell>
          <table:table-cell office:value-type="string">
            <text:p>uncompromising:1.937</text:p>
          </table:table-cell>
          <table:table-cell office:value-type="string">
            <text:p>uncompromising:2.195</text:p>
          </table:table-cell>
        </table:table-row>
        <table:table-row table:style-name="ro1">
          <table:table-cell office:value-type="string">
            <text:p>roberto:1.948</text:p>
          </table:table-cell>
          <table:table-cell office:value-type="string">
            <text:p>uncompromising:2.196</text:p>
          </table:table-cell>
          <table:table-cell office:value-type="string">
            <text:p>weighed:-1.793</text:p>
          </table:table-cell>
          <table:table-cell office:value-type="string">
            <text:p>weighed:-1.618</text:p>
          </table:table-cell>
          <table:table-cell office:value-type="string">
            <text:p>ugh:-2.017</text:p>
          </table:table-cell>
        </table:table-row>
        <table:table-row table:style-name="ro1">
          <table:table-cell office:value-type="string">
            <text:p>bowfinger:1.793</text:p>
          </table:table-cell>
          <table:table-cell office:value-type="string">
            <text:p>darren:-2.080</text:p>
          </table:table-cell>
          <table:table-cell office:value-type="string">
            <text:p>roberto:1.790</text:p>
          </table:table-cell>
          <table:table-cell office:value-type="string">
            <text:p>elmore:1.601</text:p>
          </table:table-cell>
          <table:table-cell office:value-type="string">
            <text:p>roberto:1.943</text:p>
          </table:table-cell>
        </table:table-row>
        <table:table-row table:style-name="ro1">
          <table:table-cell office:value-type="string">
            <text:p>gregg:-1.790</text:p>
          </table:table-cell>
          <table:table-cell office:value-type="string">
            <text:p>weighed:-1.793</text:p>
          </table:table-cell>
          <table:table-cell office:value-type="string">
            <text:p>renee:-1.706</text:p>
          </table:table-cell>
          <table:table-cell office:value-type="string">
            <text:p>roberto:1.601</text:p>
          </table:table-cell>
          <table:table-cell office:value-type="string">
            <text:p>metro:-1.794</text:p>
          </table:table-cell>
        </table:table-row>
        <table:table-row table:style-name="ro1">
          <table:table-cell office:value-type="string">
            <text:p>vikings:-1.608</text:p>
          </table:table-cell>
          <table:table-cell office:value-type="string">
            <text:p>playwright:1.791</text:p>
          </table:table-cell>
          <table:table-cell office:value-type="string">
            <text:p>defending:1.502</text:p>
          </table:table-cell>
          <table:table-cell office:value-type="string">
            <text:p>wonderland:1.601</text:p>
          </table:table-cell>
          <table:table-cell office:value-type="string">
            <text:p>wolfgang:1.789</text:p>
          </table:table-cell>
        </table:table-row>
        <table:table-row table:style-name="ro1">
          <table:table-cell office:value-type="string">
            <text:p>weighed:-1.608</text:p>
          </table:table-cell>
          <table:table-cell office:value-type="string">
            <text:p>roberto:1.791</text:p>
          </table:table-cell>
          <table:table-cell office:value-type="string">
            <text:p>preposterous:-1.388</text:p>
          </table:table-cell>
          <table:table-cell office:value-type="string">
            <text:p>spoiled:-1.456</text:p>
          </table:table-cell>
          <table:table-cell office:value-type="string">
            <text:p>lean:1.732</text:p>
          </table:table-cell>
        </table:table-row>
        <table:table-row table:style-name="ro1">
          <table:table-cell office:value-type="string">
            <text:p>mpaa:1.542</text:p>
          </table:table-cell>
          <table:table-cell office:value-type="string">
            <text:p>preposterous:-1.541</text:p>
          </table:table-cell>
          <table:table-cell office:value-type="string">
            <text:p>ahh:-1.388</text:p>
          </table:table-cell>
          <table:table-cell office:value-type="string">
            <text:p>ahh:-1.395</text:p>
          </table:table-cell>
          <table:table-cell office:value-type="string">
            <text:p>vikings:-1.612</text:p>
          </table:table-cell>
        </table:table-row>
        <table:table-row table:style-name="ro1">
          <table:table-cell office:value-type="string">
            <text:p>ugh:-1.539</text:p>
          </table:table-cell>
          <table:table-cell office:value-type="string">
            <text:p>8mm:-1.505</text:p>
          </table:table-cell>
          <table:table-cell office:value-type="string">
            <text:p>tomb:-1.388</text:p>
          </table:table-cell>
          <table:table-cell office:value-type="string">
            <text:p>vikings:-1.395</text:p>
          </table:table-cell>
          <table:table-cell office:value-type="string">
            <text:p>weighed:-1.612</text:p>
          </table:table-cell>
        </table:table-row>
        <table:table-row table:style-name="ro1">
          <table:table-cell office:value-type="string">
            <text:p>elmore:1.506</text:p>
          </table:table-cell>
          <table:table-cell office:value-type="string">
            <text:p>dreamworks:1.503</text:p>
          </table:table-cell>
          <table:table-cell office:value-type="string">
            <text:p>vikings:-1.388</text:p>
          </table:table-cell>
          <table:table-cell office:value-type="string">
            <text:p>salaries:-1.395</text:p>
          </table:table-cell>
          <table:table-cell office:value-type="string">
            <text:p>elmore:1.607</text:p>
          </table:table-cell>
        </table:table-row>
        <table:table-row table:style-name="ro1">
          <table:table-cell office:value-type="string">
            <text:p>errol:1.388</text:p>
          </table:table-cell>
          <table:table-cell office:value-type="string">
            <text:p>cinematically:1.503</text:p>
          </table:table-cell>
          <table:table-cell office:value-type="string">
            <text:p>salaries:-1.388</text:p>
          </table:table-cell>
          <table:table-cell office:value-type="string">
            <text:p>alexandre:-1.395</text:p>
          </table:table-cell>
          <table:table-cell office:value-type="string">
            <text:p>dreamworks:1.607</text:p>
          </table:table-cell>
        </table:table-row>
        <table:table-row table:style-name="ro1">
          <table:table-cell office:value-type="string">
            <text:p>fritz:1.388</text:p>
          </table:table-cell>
          <table:table-cell office:value-type="string">
            <text:p>ugh:-1.467</text:p>
          </table:table-cell>
          <table:table-cell office:value-type="string">
            <text:p>ugh:-1.388</text:p>
          </table:table-cell>
          <table:table-cell office:value-type="string">
            <text:p>ugh:-1.395</text:p>
          </table:table-cell>
          <table:table-cell office:value-type="string">
            <text:p>buffalo:1.607</text:p>
          </table:table-cell>
        </table:table-row>
        <table:table-row table:style-name="ro1">
          <table:table-cell office:value-type="string">
            <text:p>trailing:1.388</text:p>
          </table:table-cell>
          <table:table-cell office:value-type="string">
            <text:p>ahh:-1.387</text:p>
          </table:table-cell>
          <table:table-cell office:value-type="string">
            <text:p>errol:1.385</text:p>
          </table:table-cell>
          <table:table-cell office:value-type="string">
            <text:p>mpaa:1.378</text:p>
          </table:table-cell>
          <table:table-cell office:value-type="string">
            <text:p>mpaa:1.464</text:p>
          </table:table-cell>
        </table:table-row>
        <table:table-row table:style-name="ro1">
          <table:table-cell office:value-type="string">
            <text:p>lean:1.388</text:p>
          </table:table-cell>
          <table:table-cell office:value-type="string">
            <text:p>vikings:-1.387</text:p>
          </table:table-cell>
          <table:table-cell office:value-type="string">
            <text:p>fritz:1.385</text:p>
          </table:table-cell>
          <table:table-cell office:value-type="string">
            <text:p>trailing:1.378</text:p>
          </table:table-cell>
          <table:table-cell office:value-type="string">
            <text:p>ahh:-1.389</text:p>
          </table:table-cell>
        </table:table-row>
        <table:table-row table:style-name="ro1">
          <table:table-cell office:value-type="string">
            <text:p>salaries:-1.385</text:p>
          </table:table-cell>
          <table:table-cell office:value-type="string">
            <text:p>alexandre:-1.387</text:p>
          </table:table-cell>
          <table:table-cell office:value-type="string">
            <text:p>mpaa:1.385</text:p>
          </table:table-cell>
          <table:table-cell office:value-type="string">
            <text:p>lucas:1.335</text:p>
          </table:table-cell>
          <table:table-cell office:value-type="string">
            <text:p>salaries:-1.389</text:p>
          </table:table-cell>
        </table:table-row>
        <table:table-row table:style-name="ro1">
          <table:table-cell office:value-type="string">
            <text:p>alexandre:-1.385</text:p>
          </table:table-cell>
          <table:table-cell office:value-type="string">
            <text:p>cashing:-1.387</text:p>
          </table:table-cell>
          <table:table-cell office:value-type="string">
            <text:p>trailing:1.385</text:p>
          </table:table-cell>
          <table:table-cell office:value-type="string">
            <text:p>dreamworks:1.272</text:p>
          </table:table-cell>
          <table:table-cell office:value-type="string">
            <text:p>alexandre:-1.389</text:p>
          </table:table-cell>
        </table:table-row>
        <table:table-row table:style-name="ro1">
          <table:table-cell office:value-type="string">
            <text:p>dreamworks:1.283</text:p>
          </table:table-cell>
          <table:table-cell office:value-type="string">
            <text:p>fritz:1.385</text:p>
          </table:table-cell>
          <table:table-cell office:value-type="string">
            <text:p>zero:-1.254</text:p>
          </table:table-cell>
          <table:table-cell office:value-type="string">
            <text:p>gregg:-1.261</text:p>
          </table:table-cell>
          <table:table-cell office:value-type="string">
            <text:p>gordie:-1.389</text:p>
          </table:table-cell>
        </table:table-row>
        <table:table-row table:style-name="ro1">
          <table:table-cell office:value-type="string">
            <text:p>anastasia:1.254</text:p>
          </table:table-cell>
          <table:table-cell office:value-type="string">
            <text:p>trailing:1.385</text:p>
          </table:table-cell>
          <table:table-cell office:value-type="string">
            <text:p>arriving:1.251</text:p>
          </table:table-cell>
          <table:table-cell office:value-type="string">
            <text:p>anna:1.215</text:p>
          </table:table-cell>
          <table:table-cell office:value-type="string">
            <text:p>zero:-1.389</text:p>
          </table:table-cell>
        </table:table-row>
        <table:table-row table:style-name="ro1">
          <table:table-cell office:value-type="string">
            <text:p>bats:-1.251</text:p>
          </table:table-cell>
          <table:table-cell office:value-type="string">
            <text:p>mpaa:1.298</text:p>
          </table:table-cell>
          <table:table-cell office:value-type="string">
            <text:p>elmore:1.251</text:p>
          </table:table-cell>
          <table:table-cell office:value-type="string">
            <text:p>zero:-1.203</text:p>
          </table:table-cell>
          <table:table-cell office:value-type="string">
            <text:p>errol:1.384</text:p>
          </table:table-cell>
        </table:table-row>
        <table:table-row table:style-name="ro1">
          <table:table-cell office:value-type="string">
            <text:p>luckily:1.238</text:p>
          </table:table-cell>
          <table:table-cell office:value-type="string">
            <text:p>lucas:1.189</text:p>
          </table:table-cell>
          <table:table-cell office:value-type="string">
            <text:p>spoiled:-1.226</text:p>
          </table:table-cell>
          <table:table-cell office:value-type="string">
            <text:p>cinematically:1.195</text:p>
          </table:table-cell>
          <table:table-cell office:value-type="string">
            <text:p>gregg:-1.255</text:p>
          </table:table-cell>
        </table:table-row>
        <table:table-row table:style-name="ro1">
          <table:table-cell office:value-type="string">
            <text:p>cinematically:1.206</text:p>
          </table:table-cell>
          <table:table-cell office:value-type="string">
            <text:p>zero:-1.164</text:p>
          </table:table-cell>
          <table:table-cell office:value-type="string">
            <text:p>topless:-1.206</text:p>
          </table:table-cell>
          <table:table-cell office:value-type="string">
            <text:p>lean:1.154</text:p>
          </table:table-cell>
          <table:table-cell office:value-type="string">
            <text:p>preposterous:-1.1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: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BASELINE</text:p>
          </table:table-cell>
          <table:table-cell office:value-type="string">
            <text:p>Avg: F1Score: .70</text:p>
          </table:table-cell>
          <table:table-cell table:number-columns-repeated="3"/>
        </table:table-row>
        <table:table-row table:style-name="ro1">
          <table:table-cell office:value-type="string">
            <text:p>Top Row: F1,tp,fn,fp,tn</text:p>
          </table:table-cell>
          <table:table-cell office:value-type="string">
            <text:p>Column word:Difference of log(P(t_k|C)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0.664311,94,0,95,11</text:p>
          </table:table-cell>
          <table:table-cell office:value-type="string">
            <text:p>0.703704,95,4,76,25</text:p>
          </table:table-cell>
          <table:table-cell office:value-type="string">
            <text:p>0.666667,94,3,91,12</text:p>
          </table:table-cell>
          <table:table-cell office:value-type="string">
            <text:p>0.769874,92,12,43,53</text:p>
          </table:table-cell>
          <table:table-cell office:value-type="string">
            <text:p>0.654804,92,0,97,11</text:p>
          </table:table-cell>
        </table:table-row>
        <table:table-row table:style-name="ro1">
          <table:table-cell office:value-type="string">
            <text:p>uncompromising:2.085</text:p>
          </table:table-cell>
          <table:table-cell office:value-type="string">
            <text:p>uncompromising:2.080</text:p>
          </table:table-cell>
          <table:table-cell office:value-type="string">
            <text:p>uncompromising:2.200</text:p>
          </table:table-cell>
          <table:table-cell office:value-type="string">
            <text:p>uncompromising:2.076</text:p>
          </table:table-cell>
          <table:table-cell office:value-type="string">
            <text:p>uncompromising:2.086</text:p>
          </table:table-cell>
        </table:table-row>
        <table:table-row table:style-name="ro1">
          <table:table-cell office:value-type="string">
            <text:p>roberto:1.797</text:p>
          </table:table-cell>
          <table:table-cell office:value-type="string">
            <text:p>roberto:1.947</text:p>
          </table:table-cell>
          <table:table-cell office:value-type="string">
            <text:p>roberto:1.949</text:p>
          </table:table-cell>
          <table:table-cell office:value-type="string">
            <text:p>ugh:-2.018</text:p>
          </table:table-cell>
          <table:table-cell office:value-type="string">
            <text:p>mpaa:1.879</text:p>
          </table:table-cell>
        </table:table-row>
        <table:table-row table:style-name="ro1">
          <table:table-cell office:value-type="string">
            <text:p>weighed:-1.787</text:p>
          </table:table-cell>
          <table:table-cell office:value-type="string">
            <text:p>weighed:-1.791</text:p>
          </table:table-cell>
          <table:table-cell office:value-type="string">
            <text:p>mpaa:1.874</text:p>
          </table:table-cell>
          <table:table-cell office:value-type="string">
            <text:p>roberto:1.942</text:p>
          </table:table-cell>
          <table:table-cell office:value-type="string">
            <text:p>roberto:1.799</text:p>
          </table:table-cell>
        </table:table-row>
        <table:table-row table:style-name="ro1">
          <table:table-cell office:value-type="string">
            <text:p>ugh:-1.604</text:p>
          </table:table-cell>
          <table:table-cell office:value-type="string">
            <text:p>vikings:-1.609</text:p>
          </table:table-cell>
          <table:table-cell office:value-type="string">
            <text:p>devotees:1.612</text:p>
          </table:table-cell>
          <table:table-cell office:value-type="string">
            <text:p>vikings:-1.613</text:p>
          </table:table-cell>
          <table:table-cell office:value-type="string">
            <text:p>weighed:-1.785</text:p>
          </table:table-cell>
        </table:table-row>
        <table:table-row table:style-name="ro1">
          <table:table-cell office:value-type="string">
            <text:p>vikings:-1.604</text:p>
          </table:table-cell>
          <table:table-cell office:value-type="string">
            <text:p>guilt:1.482</text:p>
          </table:table-cell>
          <table:table-cell office:value-type="string">
            <text:p>elmore:1.612</text:p>
          </table:table-cell>
          <table:table-cell office:value-type="string">
            <text:p>weighed:-1.613</text:p>
          </table:table-cell>
          <table:table-cell office:value-type="string">
            <text:p>nosferatu:1.616</text:p>
          </table:table-cell>
        </table:table-row>
        <table:table-row table:style-name="ro1">
          <table:table-cell office:value-type="string">
            <text:p>mpaa:1.546</text:p>
          </table:table-cell>
          <table:table-cell office:value-type="string">
            <text:p>ugh:-1.465</text:p>
          </table:table-cell>
          <table:table-cell office:value-type="string">
            <text:p>wyatt:-1.607</text:p>
          </table:table-cell>
          <table:table-cell office:value-type="string">
            <text:p>mpaa:1.537</text:p>
          </table:table-cell>
          <table:table-cell office:value-type="string">
            <text:p>elmore:1.616</text:p>
          </table:table-cell>
        </table:table-row>
        <table:table-row table:style-name="ro1">
          <table:table-cell office:value-type="string">
            <text:p>elmore:1.509</text:p>
          </table:table-cell>
          <table:table-cell office:value-type="string">
            <text:p>elmore:1.387</text:p>
          </table:table-cell>
          <table:table-cell office:value-type="string">
            <text:p>vikings:-1.607</text:p>
          </table:table-cell>
          <table:table-cell office:value-type="string">
            <text:p>beware:-1.390</text:p>
          </table:table-cell>
          <table:table-cell office:value-type="string">
            <text:p>anna:1.511</text:p>
          </table:table-cell>
        </table:table-row>
        <table:table-row table:style-name="ro1">
          <table:table-cell office:value-type="string">
            <text:p>cinematically:1.509</text:p>
          </table:table-cell>
          <table:table-cell office:value-type="string">
            <text:p>fritz:1.387</text:p>
          </table:table-cell>
          <table:table-cell office:value-type="string">
            <text:p>weighed:-1.607</text:p>
          </table:table-cell>
          <table:table-cell office:value-type="string">
            <text:p>krippendorf:-1.390</text:p>
          </table:table-cell>
          <table:table-cell office:value-type="string">
            <text:p>ugh:-1.459</text:p>
          </table:table-cell>
        </table:table-row>
        <table:table-row table:style-name="ro1">
          <table:table-cell office:value-type="string">
            <text:p>spoiled:-1.442</text:p>
          </table:table-cell>
          <table:table-cell office:value-type="string">
            <text:p>melvin:1.387</text:p>
          </table:table-cell>
          <table:table-cell office:value-type="string">
            <text:p>ugh:-1.538</text:p>
          </table:table-cell>
          <table:table-cell office:value-type="string">
            <text:p>ahh:-1.390</text:p>
          </table:table-cell>
          <table:table-cell office:value-type="string">
            <text:p>errol:1.393</text:p>
          </table:table-cell>
        </table:table-row>
        <table:table-row table:style-name="ro1">
          <table:table-cell office:value-type="string">
            <text:p>errol:1.391</text:p>
          </table:table-cell>
          <table:table-cell office:value-type="string">
            <text:p>trailing:1.387</text:p>
          </table:table-cell>
          <table:table-cell office:value-type="string">
            <text:p>errol:1.389</text:p>
          </table:table-cell>
          <table:table-cell office:value-type="string">
            <text:p>salaries:-1.390</text:p>
          </table:table-cell>
          <table:table-cell office:value-type="string">
            <text:p>dreamworks:1.39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0.701493,94,4,76,26</text:p>
          </table:table-cell>
          <table:table-cell office:value-type="string">
            <text:p>0.723404,85,16,49,50</text:p>
          </table:table-cell>
          <table:table-cell office:value-type="string">
            <text:p>0.750000,84,18,38,60</text:p>
          </table:table-cell>
          <table:table-cell office:value-type="string">
            <text:p>0.608187,52,58,9,81</text:p>
          </table:table-cell>
          <table:table-cell office:value-type="string">
            <text:p>0.735426,82,21,38,59</text:p>
          </table:table-cell>
        </table:table-row>
        <table:table-row table:style-name="ro1">
          <table:table-cell office:value-type="string">
            <text:p>uncompromising:2.081</text:p>
          </table:table-cell>
          <table:table-cell office:value-type="string">
            <text:p>elmore:2.302</text:p>
          </table:table-cell>
          <table:table-cell office:value-type="string">
            <text:p>uncompromising:2.078</text:p>
          </table:table-cell>
          <table:table-cell office:value-type="string">
            <text:p>uncompromising:1.937</text:p>
          </table:table-cell>
          <table:table-cell office:value-type="string">
            <text:p>uncompromising:2.195</text:p>
          </table:table-cell>
        </table:table-row>
        <table:table-row table:style-name="ro1">
          <table:table-cell office:value-type="string">
            <text:p>roberto:1.948</text:p>
          </table:table-cell>
          <table:table-cell office:value-type="string">
            <text:p>uncompromising:2.196</text:p>
          </table:table-cell>
          <table:table-cell office:value-type="string">
            <text:p>weighed:-1.793</text:p>
          </table:table-cell>
          <table:table-cell office:value-type="string">
            <text:p>weighed:-1.618</text:p>
          </table:table-cell>
          <table:table-cell office:value-type="string">
            <text:p>ugh:-2.017</text:p>
          </table:table-cell>
        </table:table-row>
        <table:table-row table:style-name="ro1">
          <table:table-cell office:value-type="string">
            <text:p>bowfinger:1.793</text:p>
          </table:table-cell>
          <table:table-cell office:value-type="string">
            <text:p>darren:-2.080</text:p>
          </table:table-cell>
          <table:table-cell office:value-type="string">
            <text:p>roberto:1.790</text:p>
          </table:table-cell>
          <table:table-cell office:value-type="string">
            <text:p>elmore:1.601</text:p>
          </table:table-cell>
          <table:table-cell office:value-type="string">
            <text:p>roberto:1.943</text:p>
          </table:table-cell>
        </table:table-row>
        <table:table-row table:style-name="ro1">
          <table:table-cell office:value-type="string">
            <text:p>gregg:-1.790</text:p>
          </table:table-cell>
          <table:table-cell office:value-type="string">
            <text:p>weighed:-1.793</text:p>
          </table:table-cell>
          <table:table-cell office:value-type="string">
            <text:p>renee:-1.706</text:p>
          </table:table-cell>
          <table:table-cell office:value-type="string">
            <text:p>roberto:1.601</text:p>
          </table:table-cell>
          <table:table-cell office:value-type="string">
            <text:p>metro:-1.794</text:p>
          </table:table-cell>
        </table:table-row>
        <table:table-row table:style-name="ro1">
          <table:table-cell office:value-type="string">
            <text:p>vikings:-1.608</text:p>
          </table:table-cell>
          <table:table-cell office:value-type="string">
            <text:p>playwright:1.791</text:p>
          </table:table-cell>
          <table:table-cell office:value-type="string">
            <text:p>defending:1.502</text:p>
          </table:table-cell>
          <table:table-cell office:value-type="string">
            <text:p>wonderland:1.601</text:p>
          </table:table-cell>
          <table:table-cell office:value-type="string">
            <text:p>wolfgang:1.789</text:p>
          </table:table-cell>
        </table:table-row>
        <table:table-row table:style-name="ro1">
          <table:table-cell office:value-type="string">
            <text:p>weighed:-1.608</text:p>
          </table:table-cell>
          <table:table-cell office:value-type="string">
            <text:p>roberto:1.791</text:p>
          </table:table-cell>
          <table:table-cell office:value-type="string">
            <text:p>preposterous:-1.388</text:p>
          </table:table-cell>
          <table:table-cell office:value-type="string">
            <text:p>spoiled:-1.456</text:p>
          </table:table-cell>
          <table:table-cell office:value-type="string">
            <text:p>lean:1.732</text:p>
          </table:table-cell>
        </table:table-row>
        <table:table-row table:style-name="ro1">
          <table:table-cell office:value-type="string">
            <text:p>mpaa:1.542</text:p>
          </table:table-cell>
          <table:table-cell office:value-type="string">
            <text:p>preposterous:-1.541</text:p>
          </table:table-cell>
          <table:table-cell office:value-type="string">
            <text:p>ahh:-1.388</text:p>
          </table:table-cell>
          <table:table-cell office:value-type="string">
            <text:p>ahh:-1.395</text:p>
          </table:table-cell>
          <table:table-cell office:value-type="string">
            <text:p>vikings:-1.612</text:p>
          </table:table-cell>
        </table:table-row>
        <table:table-row table:style-name="ro1">
          <table:table-cell office:value-type="string">
            <text:p>ugh:-1.539</text:p>
          </table:table-cell>
          <table:table-cell office:value-type="string">
            <text:p>8mm:-1.505</text:p>
          </table:table-cell>
          <table:table-cell office:value-type="string">
            <text:p>tomb:-1.388</text:p>
          </table:table-cell>
          <table:table-cell office:value-type="string">
            <text:p>vikings:-1.395</text:p>
          </table:table-cell>
          <table:table-cell office:value-type="string">
            <text:p>weighed:-1.612</text:p>
          </table:table-cell>
        </table:table-row>
        <table:table-row table:style-name="ro1">
          <table:table-cell office:value-type="string">
            <text:p>elmore:1.506</text:p>
          </table:table-cell>
          <table:table-cell office:value-type="string">
            <text:p>dreamworks:1.503</text:p>
          </table:table-cell>
          <table:table-cell office:value-type="string">
            <text:p>vikings:-1.388</text:p>
          </table:table-cell>
          <table:table-cell office:value-type="string">
            <text:p>salaries:-1.395</text:p>
          </table:table-cell>
          <table:table-cell office:value-type="string">
            <text:p>elmore:1.607</text:p>
          </table:table-cell>
        </table:table-row>
        <table:table-row table:style-name="ro1">
          <table:table-cell office:value-type="string">
            <text:p>errol:1.388</text:p>
          </table:table-cell>
          <table:table-cell office:value-type="string">
            <text:p>cinematically:1.503</text:p>
          </table:table-cell>
          <table:table-cell office:value-type="string">
            <text:p>salaries:-1.388</text:p>
          </table:table-cell>
          <table:table-cell office:value-type="string">
            <text:p>alexandre:-1.395</text:p>
          </table:table-cell>
          <table:table-cell office:value-type="string">
            <text:p>dreamworks:1.607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5:Sheet1.B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23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3T21:20:48</meta:creation-date>
    <dc:date>2012-02-13T23:43:11</dc:date>
    <meta:editing-duration>PT2H18M49S</meta:editing-duration>
    <meta:editing-cycles>11</meta:editing-cycles>
    <meta:generator>LibreOffice/3.4$Linux LibreOffice_project/340m1$Build-402</meta:generator>
    <meta:document-statistic meta:table-count="3" meta:cell-count="329" meta:object-count="0"/>
  </office:meta>
</office:document-meta>
</file>